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1e24" officeooo:paragraph-rsid="00201e24"/>
    </style:style>
    <style:style style:name="P2" style:family="paragraph" style:parent-style-name="Standard">
      <style:text-properties officeooo:paragraph-rsid="00201e24"/>
    </style:style>
    <style:style style:name="P3" style:family="paragraph" style:parent-style-name="Text_20_body" style:list-style-name="L1"/>
    <style:style style:name="P4" style:family="paragraph" style:parent-style-name="Text_20_body" style:list-style-name="L2"/>
    <style:style style:name="T1" style:family="text">
      <style:text-properties officeooo:rsid="00201e24"/>
    </style:style>
    <style:style style:name="T2" style:family="text">
      <style:text-properties style:text-underline-style="solid" style:text-underline-type="double" style:text-underline-width="auto" style:text-underline-color="font-color"/>
    </style:style>
    <style:style style:name="T3" style:family="text">
      <style:text-properties style:text-underline-style="non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span text:style-name="Strong_20_Emphasis">NEURAL NETWORK ENHANCED LMPC FOR AUTONOMOUS RACING: RESEARCH PROPOSAL</text:span></text:h>
      <text:p text:style-name="Horizontal_20_Line"/>
      <text:h text:style-name="Heading_20_2" text:outline-level="2"><text:span text:style-name="Strong_20_Emphasis">1. What ML Research Issue(s) Interest You Most? Why?</text:span></text:h>
      <text:p text:style-name="Text_20_body">I am interested in the integration of <text:span text:style-name="Strong_20_Emphasis">neural network-based dynamics learning with Model Predictive Control (MPC)</text:span> for safety-critical autonomous systems. Specifically, I focus on whether learned dynamics models can improve control performance while maintaining safety guarantees in autonomous racing.</text:p>
      <text:p text:style-name="Text_20_body">Traditional Learning Model Predictive Control (LMPC) uses local linear regression to approximate vehicle dynamics. However, racing vehicles operate at their performance limits where tire forces are highly nonlinear, aerodynamic effects are significant, and coupling between states is complex. Linear models cannot capture these phenomena accurately. Neural networks offer the potential to learn these nonlinear relationships directly from data, potentially providing superior predictions that translate to better control performance.</text:p>
      <text:p text:style-name="Text_20_body">This issue matters because autonomous racing serves as an ideal testbed for broader robotics challenges—it requires accurate models, has clear performance metrics, involves iterative learning, and demands safety constraint satisfaction. Solutions developed here directly transfer to autonomous vehicles, aggressive robot manipulation, and any domain requiring safe, high-performance learning-based control.</text:p>
      <text:p text:style-name="Horizontal_20_Line"/>
      <text:h text:style-name="Heading_20_2" text:outline-level="2"><text:span text:style-name="Strong_20_Emphasis">2. Who Else Has Worked in This Vein? What Did They Accomplish? What Can't They Do?</text:span></text:h>
      <text:p text:style-name="Text_20_body"><text:span text:style-name="Strong_20_Emphasis">Rosolia &amp; Borrelli (2017, 2019)</text:span> developed the foundational LMPC framework for autonomous racing. They demonstrated iterative improvement through safe set construction, proved recursive feasibility and convergence guarantees, and validated their approach on physical RC cars. However, their method uses local linear regression for dynamics modeling, which cannot capture complex nonlinear tire dynamics and provides no uncertainty quantification. Performance plateaus due to these model limitations.</text:p>
      <text:p text:style-name="Text_20_body"><text:span text:style-name="Strong_20_Emphasis">Nagabandi et al. (2018)</text:span> showed that neural networks can learn accurate dynamics models for model-based reinforcement learning, achieving sample-efficient learning on locomotion tasks. However, their work is not integrated with LMPC, provides no safety guarantees, and doesn't leverage the iterative improvement structure of racing tasks.</text:p>
      <text:p text:style-name="Text_20_body"><text:soft-page-break/><text:span text:style-name="Strong_20_Emphasis">Kabzan et al. (2019)</text:span> deployed a full autonomous racing system that won Formula Student competitions. While impressive, their system uses simplified kinematic models rather than learned dynamics, and they provide no systematic comparison with traditional methods or analysis of what neural networks contribute.</text:p>
      <text:p text:style-name="Text_20_body"><text:span text:style-name="Strong_20_Emphasis">The critical gap:</text:span> No prior work systematically integrates neural network dynamics learning with LMPC for autonomous racing and rigorously compares performance against standard local linear regression approaches.</text:p>
      <text:p text:style-name="Horizontal_20_Line"/>
      <text:h text:style-name="Heading_20_2" text:outline-level="2"><text:span text:style-name="Strong_20_Emphasis">3. What Kind of Progress Would You Like to See? Why?</text:span></text:h>
      <text:p text:style-name="Text_20_body">I would like to see <text:span text:style-name="Strong_20_Emphasis">validated evidence</text:span> that neural network dynamics learning provides meaningful performance improvements in LMPC. Specifically:</text:p>
      <text:p text:style-name="Text_20_body"><text:span text:style-name="Strong_20_Emphasis">Methodological Progress:</text:span> Establish best practices for neural network architecture selection, training strategies, and online learning protocols for racing control. Currently, practitioners lack clear guidance on network depth, when to retrain, or how to manage data—forcing them to reinvent solutions.</text:p>
      <text:p text:style-name="Text_20_body"><text:span text:style-name="Strong_20_Emphasis">Performance Progress:</text:span> Demonstrate quantifiable improvements (target: 3-7% lap time reduction) over standard LMPC while maintaining safety. We need to understand not just if neural networks help, but when and why they help—which track sections benefit most, which states are hardest to model, and how performance scales with training data.</text:p>
      <text:p text:style-name="Text_20_body"><text:span text:style-name="Strong_20_Emphasis">Safety Progress:</text:span> Ensure neural network LMPC maintains safety guarantees despite using approximate learned models. This includes analyzing robustness to model errors, detecting unreliable predictions, and graceful degradation under novel conditions.</text:p>
      <text:p text:style-name="Text_20_body"><text:span text:style-name="Strong_20_Emphasis">Computational Progress:</text:span> Verify real-time feasibility with neural network inference under 5ms and total control cycles under 100ms. Scalability and efficiency are essential for practical deployment.</text:p>
      <text:p text:style-name="Text_20_body">This progress matters because it bridges the gap between ML research and safety-critical control, providing practitioners with validated tools and establishing principles applicable to broader robotics domains.</text:p>
      <text:p text:style-name="Horizontal_20_Line"/>
      <text:h text:style-name="Heading_20_2" text:outline-level="2"><text:span text:style-name="Strong_20_Emphasis">4. Do You Have an Idea for Making Some Such Progress? Explain.</text:span></text:h>
      <text:p text:style-name="Text_20_body">Yes. I propose a <text:span text:style-name="Strong_20_Emphasis">systematic comparative study</text:span> implementing Neural Network-Enhanced LMPC and rigorously comparing it against Standard LMPC using controlled experiments and statistical analysis.</text:p>
      <text:h text:style-name="Heading_20_3" text:outline-level="3"><text:span text:style-name="Strong_20_Emphasis">Core Approach</text:span></text:h>
      <text:p text:style-name="Text_20_body"><text:span text:style-name="Strong_20_Emphasis">Neural Network Implementation:</text:span> I will implement a three-layer feedforward neural network with 128 hidden units per layer, using residual learning to predict state changes rather than absolute states. <text:soft-page-break/>The network takes current state and action as input and predicts the next state. This architecture balances expressiveness with sample efficiency—deep enough to capture nonlinear dynamics but not so deep as to overfit limited racing data.</text:p>
      <text:p text:style-name="Text_20_body"><text:span text:style-name="Strong_20_Emphasis">Integration with LMPC:</text:span> The neural network replaces the local linear regression in the standard LMPC's prediction model. At each control step, we query the neural network for predictions and numerically compute its linearization for the MPC optimization. The safe set construction remains unchanged, maintaining LMPC's safety guarantees.</text:p>
      <text:p text:style-name="Text_20_body"><text:span text:style-name="Strong_20_Emphasis">Online Learning Protocol:</text:span> The neural network will be initially trained on baseline data from PID, MPC, and TV-MPC controllers (approximately 3000 samples, 100 training epochs). During LMPC operation, the network will be retrained every three laps with 20 additional epochs, incorporating new trajectory data while retaining all historical experience to prevent catastrophic forgetting.</text:p>
      <text:h text:style-name="Heading_20_3" text:outline-level="3"><text:span text:style-name="Strong_20_Emphasis">Experimental Design</text:span></text:h>
      <text:p text:style-name="Text_20_body"><text:span text:style-name="Strong_20_Emphasis">Controlled Comparison:</text:span> Both methods will be evaluated on identical conditions—same L-shaped track, initial conditions, controller parameters, and baseline training data. The only difference is the dynamics model: local linear regression versus neural network.</text:p>
      <text:p text:style-name="Text_20_body"><text:span text:style-name="Strong_20_Emphasis">Comprehensive Metrics:</text:span> I will measure performance (lap time, convergence speed), safety (constraint violations, track boundary distance), model quality (prediction accuracy per state), and computational efficiency (inference time, training time).</text:p>
      <text:p text:style-name="Text_20_body"><text:span text:style-name="Strong_20_Emphasis">Statistical Rigor:</text:span> Twenty complete runs per method with different random seeds, paired t-tests for significance, confidence intervals on all metrics, and effect size calculations to quantify practical significance beyond statistical significance.</text:p>
      <text:h text:style-name="Heading_20_3" text:outline-level="3"><text:span text:style-name="Strong_20_Emphasis">Detailed Investigation Plan</text:span></text:h>
      <text:p text:style-name="Text_20_body"><text:span text:style-name="Strong_20_Emphasis">Phase 1 (Weeks 1-2):</text:span> Establish baseline by running standard LMPC multiple times, documenting mean lap times, standard deviations, and computational requirements.</text:p>
      <text:p text:style-name="Text_20_body"><text:span text:style-name="Strong_20_Emphasis">Phase 2 (Weeks 3-4):</text:span> Implement neural network dynamics module and integrate with LMPC framework, ensuring correct interfacing with MPC optimization and validating predictions against ground truth.</text:p>
      <text:p text:style-name="Text_20_body"><text:span text:style-name="Strong_20_Emphasis">Phase 3 (Weeks 5-6):</text:span> Optimize architecture through ablation studies—testing different network depths (2-5 layers), hidden layer widths (64-256 units), and learning approaches (direct prediction versus residual learning) to identify optimal configuration.</text:p>
      <text:p text:style-name="Text_20_body"><text:span text:style-name="Strong_20_Emphasis">Phase 4 (Weeks 7-8):</text:span> Optimize training strategy by experimenting with retraining frequency (every 1-5 laps), data management approaches (all historical data versus sliding windows), and hyperparameters (learning rate, batch size, epochs).</text:p>
      <text:p text:style-name="Text_20_body"><text:span text:style-name="Strong_20_Emphasis">Phase 5 (Weeks 9-10):</text:span> Execute comprehensive comparison with twenty runs each, collecting all metrics and performing statistical analysis to quantify performance differences.</text:p>
      <text:p text:style-name="Text_20_body"><text:soft-page-break/><text:span text:style-name="Strong_20_Emphasis">Phase 6 (Weeks 11-12):</text:span> Conduct deep analysis including per-state prediction accuracy to identify which states benefit most from neural networks, track region analysis to determine where improvements occur, learning curves to understand data efficiency, and computational profiling to identify bottlenecks.</text:p>
      <text:p text:style-name="Text_20_body"><text:span text:style-name="Strong_20_Emphasis">Phase 7 (Weeks 13-14):</text:span> Validate robustness through noise sensitivity tests, transfer learning experiments across tracks, and adversarial condition testing to characterize failure modes.</text:p>
      <text:p text:style-name="Text_20_body"><text:span text:style-name="Strong_20_Emphasis">Phase 8 (Weeks 15-16):</text:span> Write conference paper and prepare open-source code release with documentation.</text:p>
      <text:h text:style-name="Heading_20_3" text:outline-level="3"><text:span text:style-name="Strong_20_Emphasis">Key Innovations</text:span></text:h>
      <text:p text:style-name="Text_20_body"><text:span text:style-name="Strong_20_Emphasis">First Systematic Comparison:</text:span> No prior work directly compares neural network dynamics against local linear regression within the LMPC framework with statistical rigor and comprehensive metrics.</text:p>
      <text:p text:style-name="Text_20_body"><text:span text:style-name="Strong_20_Emphasis">Residual Learning for Dynamics:</text:span> Using neural networks to predict state changes rather than absolute states improves sample efficiency and training stability—this will be validated empirically.</text:p>
      <text:p text:style-name="Text_20_body"><text:span text:style-name="Strong_20_Emphasis">Online Learning Protocol:</text:span> Establishing when and how to retrain neural networks during operation provides practical guidance currently missing from literature.</text:p>
      <text:p text:style-name="Text_20_body"><text:span text:style-name="Strong_20_Emphasis">Numerical Linearization Method:</text:span> Computing Jacobians of neural networks enables their use in MPC optimization while maintaining compatibility with existing solvers.</text:p>
      <text:p text:style-name="Horizontal_20_Line"/>
      <text:h text:style-name="Heading_20_2" text:outline-level="2"><text:span text:style-name="Strong_20_Emphasis">5. What Do You Expect to Discover from Your Investigation?</text:span></text:h>
      <text:p text:style-name="Text_20_body"><text:span text:style-name="Strong_20_Emphasis">Primary Discovery:</text:span> Neural network dynamics models will improve LMPC lap times by 3-7% compared to local linear regression, with statistical significance across multiple runs. This improvement will be most pronounced in high-curvature track regions where nonlinear tire dynamics dominate.</text:p>
      <text:p text:style-name="Text_20_body"><text:span text:style-name="Strong_20_Emphasis">Prediction Accuracy:</text:span> The neural network will achieve mean absolute error below 0.001 for all state predictions, representing approximately 10x improvement over local linear regression, particularly for lateral states (lateral velocity, yaw rate, heading error, lateral position error).</text:p>
      <text:p text:style-name="Text_20_body"><text:span text:style-name="Strong_20_Emphasis">Data Efficiency:</text:span> Performance will improve rapidly with initial data, showing diminishing returns after approximately 3000 training samples. The network will require roughly 1000-2000 samples to match linear regression performance, then surpass it with additional data.</text:p>
      <text:p text:style-name="Text_20_body"><text:span text:style-name="Strong_20_Emphasis">Computational Feasibility:</text:span> Neural network inference will take 1-3 milliseconds per prediction, making real-time control feasible at 10 Hz control rates. Total LMPC computation time will remain under 100ms per cycle.</text:p>
      <text:p text:style-name="Text_20_body"><text:span text:style-name="Strong_20_Emphasis">Online Learning Impact:</text:span> Retraining every 2-3 laps will provide continued improvement, while more frequent retraining may cause instability and less frequent retraining will miss learning opportunities.</text:p>
      <text:p text:style-name="Text_20_body"><text:soft-page-break/><text:span text:style-name="Strong_20_Emphasis">Safety Maintenance:</text:span> Neural network LMPC will maintain comparable or better safety metrics than standard LMPC, with no increase in constraint violations despite more aggressive optimization.</text:p>
      <text:p text:style-name="Text_20_body"><text:span text:style-name="Strong_20_Emphasis">Architectural Findings:</text:span> Three to four layer networks with 128-256 hidden units will prove optimal, balancing expressiveness and sample efficiency. Deeper networks may overfit, while shallower networks may underfit the complex dynamics.</text:p>
      <text:p text:style-name="Text_20_body"><text:span text:style-name="Strong_20_Emphasis">Failure Mode:</text:span> Neural networks will struggle most with extrapolation—predictions on states outside the training distribution (higher speeds, sharper turns) will degrade gracefully rather than failing catastrophically, but performance will suffer.</text:p>
      <text:p text:style-name="Horizontal_20_Line"/>
      <text:h text:style-name="Heading_20_2" text:outline-level="2"><text:span text:style-name="Strong_20_Emphasis">6. How Will Your Expected Result(s) Affect the Research Community?</text:span></text:h>
      <text:h text:style-name="Heading_20_3" text:outline-level="3"><text:span text:style-name="Strong_20_Emphasis">Immediate Impact</text:span></text:h>
      <text:p text:style-name="Text_20_body"><text:span text:style-name="Strong_20_Emphasis">Validation of Neural Networks for LMPC:</text:span> This work will provide the first rigorous evidence that neural network dynamics learning improves LMPC performance in autonomous racing. Currently, the field lacks systematic comparisons—researchers either use linear models or neural networks based on intuition rather than evidence. My results will establish whether the added complexity of neural networks is justified.</text:p>
      <text:p text:style-name="Text_20_body"><text:span text:style-name="Strong_20_Emphasis">Practical Guidelines:</text:span> The research will produce actionable design guidelines answering: What network architecture should I use? How much data do I need? When should I retrain? These best practices will save future researchers months of trial-and-error experimentation.</text:p>
      <text:p text:style-name="Text_20_body"><text:span text:style-name="Strong_20_Emphasis">Open-Source Benchmark:</text:span> Releasing complete code and datasets will enable reproducible research. Other groups can validate my results, extend the methods, and build upon this foundation. This accelerates progress by preventing duplication of effort.</text:p>
      <text:h text:style-name="Heading_20_3" text:outline-level="3"><text:span text:style-name="Strong_20_Emphasis">Broader Research Impact</text:span></text:h>
      <text:p text:style-name="Text_20_body"><text:span text:style-name="Strong_20_Emphasis">Model Predictive Control Community:</text:span> This work demonstrates how to effectively integrate modern machine learning with classical control theory. Expected impact includes increased adoption of neural network dynamics in MPC applications beyond racing—industrial process control, building HVAC systems, and power grid management.</text:p>
      <text:p text:style-name="Text_20_body"><text:span text:style-name="Strong_20_Emphasis">Autonomous Vehicles Research:</text:span> The methods and insights transfer directly to autonomous driving, particularly for aggressive maneuvers like emergency braking, collision avoidance, and high-speed highway merging. The validation methodology provides a template for evaluating learning-based control in safety-critical automotive applications.</text:p>
      <text:p text:style-name="Text_20_body"><text:span text:style-name="Strong_20_Emphasis">Learning-Based Robotics:</text:span> The work establishes principles for combining learning with optimization-based control. This paradigm—learn accurate models, then plan with them—applies across robotics: manipulation, locomotion, aerial vehicles, and multi-robot coordination.</text:p>
      <text:h text:style-name="Heading_20_3" text:outline-level="3"><text:soft-page-break/><text:span text:style-name="Strong_20_Emphasis">Enabling Future Research</text:span></text:h>
      <text:p text:style-name="Text_20_body"><text:span text:style-name="Strong_20_Emphasis">Next Steps This Enables:</text:span> With neural network dynamics validated for LMPC, researchers can confidently explore extensions like recurrent networks for temporal modeling, physics-informed networks for sample efficiency, uncertainty quantification through ensembles, and transfer learning across tracks and vehicles.</text:p>
      <text:p text:style-name="Text_20_body"><text:span text:style-name="Strong_20_Emphasis">Theoretical Foundations:</text:span> My empirical results will motivate theoretical work on sample complexity bounds, convergence guarantees, and safety certificates for neural network LMPC—connecting machine learning theory with control theory.</text:p>
      <text:p text:style-name="Text_20_body"><text:span text:style-name="Strong_20_Emphasis">Applications:</text:span> Success in racing will inspire applications to other high-performance control domains: aggressive drone flight, humanoid robot running, space robotics sample collection, and surgical robotics.</text:p>
      <text:h text:style-name="Heading_20_3" text:outline-level="3"><text:span text:style-name="Strong_20_Emphasis">Publications &amp; Dissemination</text:span></text:h>
      <text:p text:style-name="Text_20_body">I expect this work to result in a conference paper at ICRA or CDC, reaching the robotics and control communities. The open-source release will attract practitioners and students. Within two years, I anticipate 20-30 citations as researchers build upon this foundation, adopt the methods, or compare against the benchmark.</text:p>
      <text:h text:style-name="Heading_20_3" text:outline-level="3"><text:span text:style-name="Strong_20_Emphasis">Long-Term Vision</text:span></text:h>
      <text:p text:style-name="Text_20_body">Five years from now, learned dynamics models should be standard practice in LMPC applications. This work will be cited as the foundational study demonstrating their effectiveness, establishing best practices, and providing validated implementations. The shift from hand-crafted models to learned models will improve performance across autonomous systems, much as deep learning transformed computer vision a decade ago.</text:p>
      <text:p text:style-name="Horizontal_20_Line"/>
      <text:h text:style-name="Heading_20_2" text:outline-level="2"><text:span text:style-name="Strong_20_Emphasis">📚 BIBLIOGRAPHY</text:span></text:h>
      <text:list xml:id="list3518137864" text:style-name="L1">
        <text:list-item>
          <text:p text:style-name="P3">Rosolia, U., &amp; Borrelli, F. (2017). Learning model predictive control for iterative tasks. A data-driven control framework. <text:span text:style-name="Emphasis">IEEE Transactions on Automatic Control</text:span>, 63(7), 1883-1896.</text:p>
        </text:list-item>
        <text:list-item>
          <text:p text:style-name="P3">Rosolia, U., &amp; Borrelli, F. (2019). Learning model predictive control for autonomous racing. <text:span text:style-name="Emphasis">IEEE Transactions on Control Systems Technology</text:span>, 28(6), 2713-2719.</text:p>
        </text:list-item>
        <text:list-item>
          <text:p text:style-name="P3">Nagabandi, A., Kahn, G., Fearing, R. S., &amp; Levine, S. (2018). Neural network dynamics for model-based deep reinforcement learning. <text:span text:style-name="Emphasis">ICRA</text:span>, 7559-7566.</text:p>
        </text:list-item>
        <text:list-item>
          <text:p text:style-name="P3">Kabzan, J., et al. (2019). AMZ driverless: The full autonomous racing system. <text:span text:style-name="Emphasis">Journal of Field Robotics</text:span>, 37(7), 1267-1294.</text:p>
        </text:list-item>
        <text:list-item>
          <text:p text:style-name="P3">Hewing, L., Wabersich, K. P., Menner, M., &amp; Zeilinger, M. N. (2020). Learning-based model predictive control: Toward safe learning in control. <text:span text:style-name="Emphasis">Annual Review of Control, Robotics, and Autonomous Systems</text:span>, 3, 269-296.</text:p>
        </text:list-item>
        <text:list-item>
          <text:p text:style-name="P3"><text:soft-page-break/>Chua, K., Calandra, R., McAllister, R., &amp; Levine, S. (2018). Deep reinforcement learning in a handful of trials using probabilistic dynamics models. <text:span text:style-name="Emphasis">NeurIPS</text:span>, 31.</text:p>
        </text:list-item>
        <text:list-item>
          <text:p text:style-name="P3">Berkenkamp, F., Turchetta, M., Schoellig, A., &amp; Krause, A. (2017). Safe model-based reinforcement learning with stability guarantees. <text:span text:style-name="Emphasis">NeurIPS</text:span>, 30, 908-918.</text:p>
        </text:list-item>
        <text:list-item>
          <text:p text:style-name="P3">Williams, G., et al. (2017). Information-theoretic model predictive control: Theory and applications to autonomous driving. <text:span text:style-name="Emphasis">IEEE Transactions on Robotics</text:span>, 34(6), 1603-1622.</text:p>
        </text:list-item>
      </text:list>
      <text:p text:style-name="Standard"/>
      <text:p text:style-name="Standard"/>
      <text:p text:style-name="Standard"/>
      <text:p text:style-name="Standard"/>
      <text:p text:style-name="Standard"/>
      <text:p text:style-name="P2"><text:span text:style-name="T1">NEEEEEEEEEEEEEEEEEEEEEEEEEEEEEEEEEEEEEEEEEEEEEEEEEEEEEEEEEeee<text:line-break/><text:line-break/><text:line-break/></text:span>📄 <text:span text:style-name="Strong_20_Emphasis">NEURAL NETWORK ENHANCED LMPC FOR AUTONOMOUS RACING</text:span></text:p>
      <text:p text:style-name="Horizontal_20_Line"/>
      <text:h text:style-name="Heading_20_2" text:outline-level="2"><text:span text:style-name="Strong_20_Emphasis">1. What ML Research Issue(s) Interest You Most? Why?</text:span></text:h>
      <text:p text:style-name="Text_20_body">I am interested in integrating <text:span text:style-name="Strong_20_Emphasis">neural network-based dynamics learning with Model Predictive Control (MPC)</text:span> for autonomous racing. The key question is: can learned dynamics models improve control performance while maintaining safety guarantees?</text:p>
      <text:p text:style-name="Text_20_body">Traditional Learning Model Predictive Control (LMPC) uses local linear regression to approximate vehicle dynamics. However, racing vehicles operate at performance limits where tire forces are highly nonlinear and state coupling is complex. Linear models cannot capture these phenomena. Neural networks can learn these relationships from data, potentially providing better predictions and faster lap times.</text:p>
      <text:p text:style-name="Text_20_body">This matters because racing is an ideal testbed—it requires accurate models, has clear metrics (lap time), involves iterative learning, and demands safety. Solutions transfer directly to autonomous vehicles, robot manipulation, and any high-performance control domain.</text:p>
      <text:p text:style-name="Horizontal_20_Line"/>
      <text:h text:style-name="Heading_20_2" text:outline-level="2"><text:span text:style-name="Strong_20_Emphasis">2. Who Else Has Worked in This Vein? What Did They Accomplish? What Can't They Do?</text:span></text:h>
      <text:p text:style-name="Text_20_body"><text:span text:style-name="Strong_20_Emphasis">Rosolia &amp; Borrelli (2017, 2019)</text:span> developed LMPC for autonomous racing, proving convergence guarantees and validating on physical RC cars. However, they use <text:span text:style-name="Strong_20_Emphasis">local linear regression</text:span> which cannot capture nonlinear tire dynamics, requires many nearby data points, and provides no uncertainty quantification.</text:p>
      <text:p text:style-name="Text_20_body"><text:soft-page-break/><text:span text:style-name="Strong_20_Emphasis">Nagabandi et al. (2018)</text:span> demonstrated neural networks can learn accurate dynamics for model-based RL, but their work is <text:span text:style-name="Strong_20_Emphasis">not integrated with LMPC</text:span>, provides no safety guarantees, and doesn't leverage iterative task structure.</text:p>
      <text:p text:style-name="Text_20_body"><text:span text:style-name="Strong_20_Emphasis">Kabzan et al. (2019)</text:span> deployed a full-scale racing system that won competitions, but they use <text:span text:style-name="Strong_20_Emphasis">simplified kinematic models</text:span> and provide <text:span text:style-name="Strong_20_Emphasis">no systematic comparison</text:span> with learning-based approaches.</text:p>
      <text:p text:style-name="Text_20_body"><text:span text:style-name="Strong_20_Emphasis">Critical Gap:</text:span> No prior work systematically integrates neural networks with LMPC and rigorously compares against standard local linear regression.</text:p>
      <text:p text:style-name="Horizontal_20_Line"/>
      <text:h text:style-name="Heading_20_2" text:outline-level="2"><text:span text:style-name="Strong_20_Emphasis">3. What Kind of Progress Would You Like to See? Why?</text:span></text:h>
      <text:p text:style-name="Text_20_body"><text:span text:style-name="Strong_20_Emphasis">Validated Performance Improvements:</text:span> Quantified evidence (target: 5-10% lap time reduction) showing neural networks improve LMPC while maintaining safety. We need to know not just if it helps, but when, why, and by how much.</text:p>
      <text:p text:style-name="Text_20_body"><text:span text:style-name="Strong_20_Emphasis">Best Practices:</text:span> Clear guidelines on network architecture, training frequency, and data management. Currently lacking, forcing researchers to rediscover solutions through trial-and-error.</text:p>
      <text:p text:style-name="Text_20_body"><text:span text:style-name="Strong_20_Emphasis">Safety Maintenance:</text:span> Demonstration that learned models preserve LMPC's safety properties—no increase in constraint violations despite more aggressive optimization.</text:p>
      <text:p text:style-name="Text_20_body"><text:span text:style-name="Strong_20_Emphasis">Computational Feasibility:</text:span> Validation of real-time capability (inference &lt;5ms, total cycle &lt;100ms) for practical deployment.</text:p>
      <text:p text:style-name="Text_20_body">This progress bridges ML research and safety-critical control, providing practitioners validated tools and establishing principles for broader robotics applications.</text:p>
      <text:p text:style-name="Horizontal_20_Line"/>
      <text:h text:style-name="Heading_20_2" text:outline-level="2"><text:span text:style-name="Strong_20_Emphasis">4. Do You Have an Idea for Making Some Such Progress? Explain.</text:span></text:h>
      <text:p text:style-name="Text_20_body">Yes. I propose <text:span text:style-name="Strong_20_Emphasis">systematic implementation and comparison</text:span> of Neural Network-Enhanced LMPC versus Standard LMPC.</text:p>
      <text:h text:style-name="Heading_20_3" text:outline-level="3"><text:span text:style-name="Strong_20_Emphasis">Technical Approach</text:span></text:h>
      <text:p text:style-name="Text_20_body"><text:span text:style-name="Strong_20_Emphasis">Neural Network Design:</text:span> Three-layer feedforward network with 128 hidden units, using residual learning to predict state changes rather than absolute states. This architecture balances expressiveness with sample efficiency—sufficient to capture nonlinear dynamics without overfitting limited data.</text:p>
      <text:p text:style-name="Text_20_body"><text:span text:style-name="Strong_20_Emphasis">Integration Strategy:</text:span> The neural network replaces local linear regression in LMPC's dynamics prediction. At each control step, we query the network and compute numerical linearization for MPC optimization. Safe set construction remains unchanged, preserving LMPC's theoretical guarantees.</text:p>
      <text:p text:style-name="Text_20_body"><text:soft-page-break/><text:span text:style-name="Strong_20_Emphasis">Online Learning Protocol:</text:span> Initial training uses baseline data from PID, MPC, and TV-MPC controllers (approximately 3000 samples, 100 epochs). During LMPC operation, retrain every three laps with 20 epochs, incorporating new trajectories while retaining historical data to prevent forgetting.</text:p>
      <text:h text:style-name="Heading_20_3" text:outline-level="3"><text:span text:style-name="Strong_20_Emphasis">Experimental Methodology</text:span></text:h>
      <text:p text:style-name="Text_20_body"><text:span text:style-name="Strong_20_Emphasis">Controlled Comparison:</text:span> Both methods evaluated on identical conditions—same track, initial states, controller parameters, and baseline data. Only the dynamics model differs: linear regression versus neural network.</text:p>
      <text:p text:style-name="Text_20_body"><text:span text:style-name="Strong_20_Emphasis">Metrics:</text:span> Performance (lap time, convergence speed), safety (constraint violations, track boundary proximity), model quality (prediction accuracy per state), and computational cost (inference time, training time).</text:p>
      <text:p text:style-name="Text_20_body"><text:span text:style-name="Strong_20_Emphasis">Statistical Rigor:</text:span> Twenty runs per method with different random seeds, paired t-tests for significance, 95% confidence intervals, and effect size calculations.</text:p>
      <text:h text:style-name="Heading_20_3" text:outline-level="3"><text:span text:style-name="Strong_20_Emphasis">Investigation Plan</text:span></text:h>
      <text:p text:style-name="Text_20_body"><text:span text:style-name="Strong_20_Emphasis">Weeks 1-2:</text:span> Establish baseline performance by running standard LMPC multiple times and documenting statistics.</text:p>
      <text:p text:style-name="Text_20_body"><text:span text:style-name="Strong_20_Emphasis">Weeks 3-4:</text:span> Implement neural network module and integrate with LMPC framework.</text:p>
      <text:p text:style-name="Text_20_body"><text:span text:style-name="Strong_20_Emphasis">Weeks 5-8:</text:span> Optimize architecture (depth, width, learning type) and training strategy (retraining frequency, hyperparameters) through ablation studies.</text:p>
      <text:p text:style-name="Text_20_body"><text:span text:style-name="Strong_20_Emphasis">Weeks 9-10:</text:span> Execute comprehensive comparison with full statistical analysis.</text:p>
      <text:p text:style-name="Text_20_body"><text:span text:style-name="Strong_20_Emphasis">Weeks 11-12:</text:span> Deep analysis of per-state accuracy, track region improvements, learning curves, and computational profiling.</text:p>
      <text:p text:style-name="Text_20_body"><text:span text:style-name="Strong_20_Emphasis">Weeks 13-14:</text:span> Robustness testing with sensor noise, model mismatch, and edge cases.</text:p>
      <text:p text:style-name="Text_20_body"><text:span text:style-name="Strong_20_Emphasis">Weeks 15-16:</text:span> Write conference paper and prepare open-source release.</text:p>
      <text:h text:style-name="Heading_20_3" text:outline-level="3"><text:span text:style-name="Strong_20_Emphasis">Key Innovations</text:span></text:h>
      <text:p text:style-name="Text_20_body"><text:span text:style-name="Strong_20_Emphasis">First Systematic Comparison:</text:span> Rigorous, fair comparison of neural networks versus local linear regression in LMPC with statistical validation—currently absent from literature.</text:p>
      <text:p text:style-name="Text_20_body"><text:span text:style-name="Strong_20_Emphasis">Residual Learning Validation:</text:span> Empirically demonstrate that predicting state changes improves sample efficiency over direct state prediction.</text:p>
      <text:p text:style-name="Text_20_body"><text:span text:style-name="Strong_20_Emphasis">Online Learning Guidelines:</text:span> Establish practical protocol for when and how to retrain during operation.</text:p>
      <text:p text:style-name="Text_20_body"><text:span text:style-name="Strong_20_Emphasis">Open-Source Benchmark:</text:span> Release complete implementation enabling reproducible research and community validation.</text:p>
      <text:p text:style-name="Horizontal_20_Line"/>
      <text:h text:style-name="Heading_20_2" text:outline-level="2"><text:soft-page-break/><text:span text:style-name="Strong_20_Emphasis">5. What Do You Expect to Discover from Your Investigation?</text:span></text:h>
      <text:p text:style-name="Text_20_body"><text:span text:style-name="Strong_20_Emphasis">Performance Gain:</text:span> Neural networks will improve lap times by 3-7% over local linear regression with statistical significance (p &lt; 0.01). Improvement will concentrate in high-curvature regions where nonlinear tire dynamics dominate.</text:p>
      <text:p text:style-name="Text_20_body"><text:span text:style-name="Strong_20_Emphasis">Prediction Accuracy:</text:span> Neural networks will achieve mean absolute error below 0.001 for state predictions—approximately 10x better than linear models, especially for lateral dynamics (lateral velocity, yaw rate, heading error).</text:p>
      <text:p text:style-name="Text_20_body"><text:span text:style-name="Strong_20_Emphasis">Data Requirements:</text:span> Rapid improvement with initial 1000-2000 samples to match linear regression, then continued gains to 5000 samples where performance plateaus.</text:p>
      <text:p text:style-name="Text_20_body"><text:span text:style-name="Strong_20_Emphasis">Optimal Configuration:</text:span> Three to four layer networks with 128-256 hidden units will prove optimal. Retraining every 2-3 laps will balance improvement against stability.</text:p>
      <text:p text:style-name="Text_20_body"><text:span text:style-name="Strong_20_Emphasis">Safety Preservation:</text:span> Neural network LMPC will maintain comparable safety to standard LMPC with no increase in track boundary violations.</text:p>
      <text:p text:style-name="Text_20_body"><text:span text:style-name="Strong_20_Emphasis">Computational Feasibility:</text:span> Inference time 1-3ms enables real-time control; total cycle time under 100ms validates practical deployment.</text:p>
      <text:p text:style-name="Text_20_body"><text:span text:style-name="Strong_20_Emphasis">Failure Modes:</text:span> Neural networks will struggle with extrapolation beyond training distribution but degrade gracefully rather than catastrophically.</text:p>
      <text:p text:style-name="Horizontal_20_Line"/>
      <text:h text:style-name="Heading_20_2" text:outline-level="2"><text:span text:style-name="Strong_20_Emphasis">6. How Will Your Expected Result(s) Affect the Research Community?</text:span></text:h>
      <text:p text:style-name="Text_20_body"><text:span text:style-name="Strong_20_Emphasis">Immediate Impact:</text:span> This work provides the first rigorous evidence that neural network dynamics improve LMPC for racing. Currently, researchers lack systematic comparisons and choose methods based on intuition. My results establish whether neural network complexity is justified by performance gains.</text:p>
      <text:p text:style-name="Text_20_body"><text:span text:style-name="Strong_20_Emphasis">Practical Guidelines:</text:span> The research produces actionable best practices—architecture selection, training protocols, data management strategies. This saves future researchers months of experimentation and accelerates adoption.</text:p>
      <text:p text:style-name="Text_20_body"><text:span text:style-name="Strong_20_Emphasis">Open-Source Benchmark:</text:span> Releasing code and datasets enables reproducible research and fair comparisons. Expected adoption by 5-10 research groups within two years.</text:p>
      <text:p text:style-name="Text_20_body"><text:span text:style-name="Strong_20_Emphasis">MPC Community:</text:span> Demonstrates effective ML integration with classical control, likely increasing neural network adoption in MPC applications beyond racing—industrial control, building automation, robotics.</text:p>
      <text:p text:style-name="Text_20_body"><text:span text:style-name="Strong_20_Emphasis">Autonomous Vehicles:</text:span> Methods transfer to aggressive driving maneuvers (emergency braking, collision avoidance). Validation methodology provides template for evaluating learning-based automotive control.</text:p>
      <text:p text:style-name="Text_20_body"><text:soft-page-break/><text:span text:style-name="Strong_20_Emphasis">Enabling Future Work:</text:span> Validates neural networks for LMPC, enabling researchers to confidently explore extensions: recurrent networks for temporal modeling, physics-informed networks, uncertainty quantification through ensembles, multi-agent racing.</text:p>
      <text:p text:style-name="Text_20_body"><text:span text:style-name="Strong_20_Emphasis">Publication Impact:</text:span> Conference paper at ICRA or CDC reaching robotics and control communities. Expected 20-30 citations within two years as foundational study. Open-source release attracting practitioners and students.</text:p>
      <text:p text:style-name="Text_20_body"><text:span text:style-name="Strong_20_Emphasis">Long-Term Vision:</text:span> Five years from now, learned dynamics models become standard in LMPC applications. This work cited as the study demonstrating effectiveness, establishing best practices, and providing validated implementations—shifting the field toward data-driven control.</text:p>
      <text:p text:style-name="Horizontal_20_Line"/>
      <text:h text:style-name="Heading_20_2" text:outline-level="2"><text:span text:style-name="Strong_20_Emphasis">📚 BIBLIOGRAPHY</text:span></text:h>
      <text:list xml:id="list1277561069" text:style-name="L2">
        <text:list-item>
          <text:p text:style-name="P4">Rosolia, U., &amp; Borrelli, F. (2017). Learning model predictive control for iterative tasks. <text:span text:style-name="Emphasis">IEEE Transactions on Automatic Control</text:span>, 63(7), 1883-1896.</text:p>
        </text:list-item>
        <text:list-item>
          <text:p text:style-name="P4">Rosolia, U., &amp; Borrelli, F. (2019). Learning model predictive control for autonomous racing. <text:span text:style-name="Emphasis">IEEE T-CST</text:span>, 28(6), 2713-2719.</text:p>
        </text:list-item>
        <text:list-item>
          <text:p text:style-name="P4">Nagabandi, A., Kahn, G., Fearing, R. S., &amp; Levine, S. (2018). Neural network dynamics for model-based deep RL. <text:span text:style-name="Emphasis">ICRA</text:span>, 7559-7566.</text:p>
        </text:list-item>
        <text:list-item>
          <text:p text:style-name="P4">Kabzan, J., et al. (2019). AMZ driverless: The full autonomous racing system. <text:span text:style-name="Emphasis">Journal of Field Robotics</text:span>, 37(7), 1267-1294.</text:p>
        </text:list-item>
        <text:list-item>
          <text:p text:style-name="P4">Hewing, L., et al. (2020). Learning-based model predictive control: Toward safe learning in control. <text:span text:style-name="Emphasis">Annual Review of Control, Robotics, and Autonomous Systems</text:span>, 3, 269-296.</text:p>
        </text:list-item>
        <text:list-item>
          <text:p text:style-name="P4">Chua, K., et al. (2018). Deep RL in a handful of trials using probabilistic dynamics models. <text:span text:style-name="Emphasis">NeurIPS</text:span>, 31.</text:p>
        </text:list-item>
        <text:list-item>
          <text:p text:style-name="P4">Williams, G., et al. (2017). Information-theoretic MPC: Applications to autonomous driving. <text:span text:style-name="Emphasis">IEEE T-RO</text:span>, 34(6), 1603-1622.</text:p>
        </text:list-item>
        <text:list-item>
          <text:p text:style-name="P4">Berkenkamp, F., et al. (2017). Safe model-based reinforcement learning with stability guarantees. <text:span text:style-name="Emphasis">NeurIPS</text:span>, 30, 908-918.</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30T17:40:54.186186958</meta:creation-date>
    <dc:date>2025-10-30T17:43:22.489448384</dc:date>
    <meta:editing-duration>PT2M27S</meta:editing-duration>
    <meta:editing-cycles>2</meta:editing-cycles>
    <meta:generator>LibreOffice/7.3.7.2$Linux_X86_64 LibreOffice_project/30$Build-2</meta:generator>
    <meta:document-statistic meta:table-count="0" meta:image-count="0" meta:object-count="0" meta:page-count="11" meta:paragraph-count="141" meta:word-count="3409" meta:character-count="25754" meta:non-whitespace-character-count="22522"/>
  </office:meta>
</office:document-meta>
</file>